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logController.Changelog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ngelogController.getLo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hangelogController.rollbackPointSelect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hangelogController.setChangeEvent( BaseChangeEvent change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Controller.getChang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